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list-style-name="L57"/>
    <style:style style:name="P88" style:family="paragraph" style:parent-style-name="Standard" style:list-style-name="L58"/>
    <style:style style:name="P89" style:family="paragraph" style:parent-style-name="Standard" style:list-style-name="L59"/>
    <style:style style:name="P90"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8394294370406347515"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6492756045562294172"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5996686764234532071"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5501058387611136086"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5568332788321239638"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3700328993461119583"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5097155925185063884"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6373048075872865244"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8107353147686435057"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8850852453479818371"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5766018576842317560"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2286674943455974740"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990243119596378094"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5820561668805330669"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26044528488622336" text:style-name="L15">
        <text:list-item>
          <text:p text:style-name="P24">Special Clipping Matrix eingeführt, weil das definitiv die MVP-Matrix der anderen Kamera ist, wobei die Modelmatrix auch etwas anderes sein kann</text:p>
        </text:list-item>
      </text:list>
      <text:p text:style-name="Standard"/>
      <text:list xml:id="list876997862513088704"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8097324868855410340"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8775785"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5173306612363985942"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5055091669975777205"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6097121685463398439"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1206761531102369530"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5597540185608695493"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3338183759842262820"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17666809923026279"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431155022594828478"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7651444533915244301"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4828726485871136919"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8496967709037805479"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44873579234797624"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4768482829242772399"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65941193023830544"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4896670090440140794"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991530492464712482"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2347578450312928900"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7155506038553234568"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161869035631172281"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7277283200623236142"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2251164641012933082"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59840198941454000"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8095429046994185345"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6863271343420258495"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8545492803558590208"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6530626170441674064"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8790469"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8776677"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8895695123168870938"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851827919251436812"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8779904"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8776241"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8783192"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2638655172610265814"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6535285496746049086"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2593291306322809253"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8781618"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4411407907819404520"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5572315114555617329"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5889693881378233276"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2109274960600096409"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9010288379716313529"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2914257116101133819"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
        </text:list-item>
        <text:list-item>
          <text:p text:style-name="P84">Extension, um Material-Keyword per bool enabled/disabled zu setten</text:p>
          <text:list>
            <text:list-item>
              <text:p text:style-name="P84">Fraglich, warum das nicht standardmäßig in Unity ist...</text:p>
            </text:list-item>
          </text:list>
        </text:list-item>
      </text:list>
      <text:p text:style-name="Standard"/>
      <text:p text:style-name="P9">04.01.20</text:p>
      <text:p text:style-name="Standard"/>
      <text:list xml:id="list745107970064392235" text:style-name="L55">
        <text:list-item>
          <text:p text:style-name="P85">Unity Wiki sagt, dass man alles, was mit HideFlags.HideAndDontSave markiert wird, selbst zerstören muss, weil sich Resources.LoadUnsuedAssets (?) nicht darum kümmert</text:p>
          <text:list>
            <text:list-item>
              <text:p text:style-name="P85">Also überall, wo das stand, auch ein entsprechendes OnDestroy eingebaut</text:p>
            </text:list-item>
          </text:list>
        </text:list-item>
        <text:list-item>
          <text:p text:style-name="P85">Hatte irgendwann, die InputSystem-Subscription aus dem MainMenu entfernt (wahrscheinlich versehentlich)</text:p>
          <text:list>
            <text:list-item>
              <text:p text:style-name="P85">Wieder eingefügt</text:p>
            </text:list-item>
          </text:list>
        </text:list-item>
      </text:list>
      <text:p text:style-name="Standard"/>
      <text:p text:style-name="P9">05.01.20</text:p>
      <text:p text:style-name="Standard"/>
      <text:list xml:id="list38788979" text:continue-numbering="true" text:style-name="L55">
        <text:list-item>
          <text:p text:style-name="P85">x</text:p>
        </text:list-item>
      </text:list>
      <text:p text:style-name="Standard"/>
      <text:p text:style-name="P9">06.01.20</text:p>
      <text:p text:style-name="Standard"><text:soft-page-break/></text:p>
      <text:list xml:id="list2182025635481464526" text:style-name="L56">
        <text:list-item>
          <text:p text:style-name="P86">x</text:p>
        </text:list-item>
      </text:list>
      <text:p text:style-name="Standard"/>
      <text:p text:style-name="P9">07.01.20</text:p>
      <text:p text:style-name="Standard"/>
      <text:list xml:id="list538193337483632841" text:style-name="L57">
        <text:list-item>
          <text:p text:style-name="P87">Backface Culling Button</text:p>
          <text:list>
            <text:list-item>
              <text:p text:style-name="P87">Dachte mir, das pinke Muster hatte trotzdem einen Nutzen, also habe ich einen Button eingefügt, um zwischen 3 CullingModes zu wechseln: Kein Culling, normales Backfaceculling und highlighted Backfaces (der alte Default)</text:p>
            </text:list-item>
            <text:list-item>
              <text:p text:style-name="P87">WindowOverlay des CamControllers hat Button bekommen</text:p>
              <text:list>
                <text:list-item>
                  <text:p text:style-name="P87">Da der Sprite wechseln muss, musste ich einen kleinen hack benutzen, um an den Sprite zu kommen (sonst hätte ich eine Menge Code anpassen müssen)</text:p>
                  <text:list>
                    <text:list-item>
                      <text:p text:style-name="P87">Den Sprite zu einem spezifischen Sprite setzen, dann alle Images getten und das mit genau dem Sprite ist das, was ich will</text:p>
                    </text:list-item>
                  </text:list>
                </text:list-item>
                <text:list-item>
                  <text:p text:style-name="P87">Button sagt dem Controller nur, dass er gedrückt wurde</text:p>
                </text:list-item>
              </text:list>
            </text:list-item>
            <text:list-item>
              <text:p text:style-name="P87">CamController kümmert sich um nahezu alles</text:p>
              <text:list>
                <text:list-item>
                  <text:p text:style-name="P87">Klasse CullButtonSetup</text:p>
                  <text:list>
                    <text:list-item>
                      <text:p text:style-name="P87">readonly Sprite und CustomGLCamera.CullMode</text:p>
                    </text:list-item>
                  </text:list>
                </text:list-item>
                <text:list-item>
                  <text:p text:style-name="P87">static List&lt;CullButtonSetup&gt; und static CullButtonSetup currentCullButtonSetup</text:p>
                </text:list-item>
                <text:list-item>
                  <text:p text:style-name="P87">static, weil es für beide CamController gleich sein soll und so spare ich es mir, den current mode zwischen beiden "synchronisieren" zu müssen</text:p>
                </text:list-item>
                <text:list-item>
                  <text:p text:style-name="P87">Einfach nur current Mode setzen (wenn Button gedrückt, indexof current + 1 % alles), dann für this und other CullModeUpdated aufrufen, da das Feld static ist, haben beide den gleichen Wert</text:p>
                </text:list-item>
                <text:list-item>
                  <text:p text:style-name="P87">Rufen das WindowOverlay auf und updaten den Sprite</text:p>
                </text:list-item>
                <text:list-item>
                  <text:p text:style-name="P87">Rufen dann noch die Kamera mit dem CullMode, sodass diese die Shadervariablen setten kann</text:p>
                </text:list-item>
              </text:list>
            </text:list-item>
          </text:list>
        </text:list-item>
      </text:list>
      <text:p text:style-name="Standard"/>
      <text:p text:style-name="P9">08.01.20</text:p>
      <text:p text:style-name="Standard"/>
      <text:list xml:id="list7679428275519911368" text:style-name="L58">
        <text:list-item>
          <text:p text:style-name="P88">E-Mail vom Onkel, Treffen mit Lenz</text:p>
          <text:list>
            <text:list-item>
              <text:p text:style-name="P88">Lighting Screen Render View Grid Gizmo Toggle entscheidet nun darüber, ob die Gizmos gezeichnet werden, oder nicht. Zuvor wurden sie immer noch gezeichnet, wenn man die Kamera oder Lichter bewegte.</text:p>
            </text:list-item>
            <text:list-item>
              <text:p text:style-name="P88">Resolutions begrenzt</text:p>
              <text:list>
                <text:list-item>
                  <text:p text:style-name="P88">Die Liste wurde echt lang (Desktop Bildschirm die ganze Länge des Bildschirms...)</text:p>
                </text:list-item>
                <text:list-item>
                  <text:p text:style-name="P88">Auf meinem Laptopbildschirm gingen sie bis 320x200, was wirklich unsinnig ist. </text:p>
                  <text:list>
                    <text:list-item>
                      <text:p text:style-name="P88">1) 640x480 ist nun das Minimum</text:p>
                    </text:list-item>
                    <text:list-item>
                      <text:p text:style-name="P88">2) Nur noch eine Version pro Auflösung: Die mit der höchsten RefreshRate (wird nicht mehr angezeigt)</text:p>
                      <text:list>
                        <text:list-item>
                          <text:p text:style-name="P88">Dictionary&lt;(int, int), Resoltution&gt;, um beim Iterieren über Screen.resolutions die höchsten RefreshRates herauszufiltern.</text:p>
                        </text:list-item>
                      </text:list>
                    </text:list-item>
                  </text:list>
                </text:list-item>
              </text:list>
            </text:list-item>
            <text:list-item>
              <text:p text:style-name="P88">Toggle für die Model Colors. </text:p>
              <text:list>
                <text:list-item>
                  <text:p text:style-name="P88">Wenn angetoggled, wird das Modell neu geladen, damit die Farben direkt geupdatet werden</text:p>
                </text:list-item>
              </text:list>
            </text:list-item>
            <text:list-item>
              <text:p text:style-name="P88">Lighting Screen Kamera</text:p>
              <text:list>
                <text:list-item>
                  <text:p text:style-name="P88">Weiter entfernte Far Clip Plane (weil der Cutoff des Wire Floors bei 6.67 doof aussah)</text:p>
                </text:list-item>
                <text:list-item>
                  <text:p text:style-name="P88">Man kann nun in Objekte reinzoomen, vor allem, damit man das Innere von Spheres sehen kann, weil Phong z.B. auch dort Highlights erzeugt, während Blinn-Phong <text:soft-page-break/>keine an Backfaces hat.</text:p>
                </text:list-item>
              </text:list>
            </text:list-item>
            <text:list-item>
              <text:p text:style-name="P88">Soft Split LightingSetup entfernt</text:p>
            </text:list-item>
            <text:list-item>
              <text:p text:style-name="P88">Matrix Screen Reset zoomt nun ungefähr so, dass alles auf dem Bildschirm passt</text:p>
              <text:list>
                <text:list-item>
                  <text:p text:style-name="P88">Ist immer noch zentiert</text:p>
                </text:list-item>
                <text:list-item>
                  <text:p text:style-name="P88">Model Preview ist damit halb abgeschnitten</text:p>
                </text:list-item>
                <text:list-item>
                  <text:p text:style-name="P88">Das ist gut so, damit man vielleicht sieht, dass man pannen kann.</text:p>
                </text:list-item>
                <text:list-item>
                  <text:p text:style-name="P88">"1:1"-Zoom-Button eingefügt, weil es sein könnte, dass jemand einen kleinen Monitor hat UND keine Maus bzw. nichts zum Scrollen hat.</text:p>
                </text:list-item>
              </text:list>
            </text:list-item>
            <text:list-item>
              <text:p text:style-name="P88">"External View" ist jetzt "Clip Space Visualization"</text:p>
            </text:list-item>
            <text:list-item>
              <text:p text:style-name="P88">Morgen: 1.0-Build. Nicht heute, falls mir noch ein paar Kleinigkeiten einfallen...</text:p>
            </text:list-item>
          </text:list>
        </text:list-item>
      </text:list>
      <text:p text:style-name="Standard"/>
      <text:p text:style-name="P8">09.01.20</text:p>
      <text:p text:style-name="Standard"/>
      <text:list xml:id="list3881608020877571810" text:style-name="L59">
        <text:list-item>
          <text:p text:style-name="P89">asdf</text:p>
        </text:list-item>
        <text:list-item>
          <text:p text:style-name="P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8T18:56:32.06</dc:date>
    <dc:creator>Max Linke</dc:creator>
    <meta:editing-duration>PT16H3M7S</meta:editing-duration>
    <meta:editing-cycles>134</meta:editing-cycles>
    <meta:generator>OpenOffice/4.1.6$Win32 OpenOffice.org_project/416m1$Build-9790</meta:generator>
    <meta:document-statistic meta:table-count="0" meta:image-count="0" meta:object-count="0" meta:page-count="40" meta:paragraph-count="1250" meta:word-count="15380" meta:character-count="100076"/>
  </office:meta>
</office:document-meta>
</file>